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45a" officeooo:paragraph-rsid="0000a45a"/>
    </style:style>
    <style:style style:name="P2" style:family="paragraph" style:parent-style-name="Standard">
      <style:text-properties officeooo:rsid="00014ab3" officeooo:paragraph-rsid="00014ab3"/>
    </style:style>
    <style:style style:name="P3" style:family="paragraph" style:parent-style-name="Standard">
      <style:text-properties officeooo:rsid="00014ab3" officeooo:paragraph-rsid="0000a45a"/>
    </style:style>
    <style:style style:name="P4" style:family="paragraph" style:parent-style-name="Standard">
      <style:text-properties officeooo:rsid="00017201" officeooo:paragraph-rsid="00017201"/>
    </style:style>
    <style:style style:name="P5" style:family="paragraph" style:parent-style-name="Standard">
      <style:text-properties officeooo:rsid="0002602a" officeooo:paragraph-rsid="0002602a"/>
    </style:style>
    <style:style style:name="P6" style:family="paragraph" style:parent-style-name="Standard">
      <style:paragraph-properties fo:break-before="page"/>
      <style:text-properties officeooo:rsid="00017201" officeooo:paragraph-rsid="00017201"/>
    </style:style>
    <style:style style:name="P7" style:family="paragraph" style:parent-style-name="Standard">
      <style:text-properties officeooo:paragraph-rsid="00062e13"/>
    </style:style>
    <style:style style:name="P8" style:family="paragraph" style:parent-style-name="Standard">
      <style:text-properties officeooo:rsid="00017201" officeooo:paragraph-rsid="00017201"/>
    </style:style>
    <style:style style:name="P9" style:family="paragraph" style:parent-style-name="Standard">
      <style:paragraph-properties>
        <style:tab-stops>
          <style:tab-stop style:position="6.694cm"/>
        </style:tab-stops>
      </style:paragraph-properties>
      <style:text-properties officeooo:rsid="000b745d" officeooo:paragraph-rsid="000cb77d"/>
    </style:style>
    <style:style style:name="P10" style:family="paragraph" style:parent-style-name="Standard">
      <style:text-properties officeooo:rsid="0002602a" officeooo:paragraph-rsid="0002602a"/>
    </style:style>
    <style:style style:name="P11" style:family="paragraph" style:parent-style-name="Standard">
      <style:text-properties officeooo:rsid="0012acc9" officeooo:paragraph-rsid="0012acc9"/>
    </style:style>
    <style:style style:name="P12" style:family="paragraph" style:parent-style-name="Standard">
      <style:text-properties officeooo:rsid="0013a355" officeooo:paragraph-rsid="0013a355"/>
    </style:style>
    <style:style style:name="P13" style:family="paragraph" style:parent-style-name="Standard">
      <style:text-properties officeooo:rsid="00151011" officeooo:paragraph-rsid="00151011"/>
    </style:style>
    <style:style style:name="P14" style:family="paragraph" style:parent-style-name="Standard">
      <style:text-properties style:font-name="Liberation Sans" fo:font-size="16pt" fo:font-weight="normal" officeooo:rsid="0002602a" officeooo:paragraph-rsid="0002602a" style:font-size-asian="16pt" style:font-weight-asian="normal" style:font-size-complex="16pt" style:font-weight-complex="normal"/>
    </style:style>
    <style:style style:name="P15" style:family="paragraph" style:parent-style-name="Standard">
      <style:text-properties style:font-name="Liberation Sans" fo:font-size="16pt" officeooo:rsid="00017201" officeooo:paragraph-rsid="00017201" style:font-size-asian="16pt" style:font-size-complex="16pt"/>
    </style:style>
    <style:style style:name="P16" style:family="paragraph" style:parent-style-name="Standard">
      <style:text-properties style:font-name="Liberation Sans" officeooo:rsid="0002602a" officeooo:paragraph-rsid="0002602a"/>
    </style:style>
    <style:style style:name="P17" style:family="paragraph" style:parent-style-name="Standard">
      <style:paragraph-properties>
        <style:tab-stops>
          <style:tab-stop style:position="6.694cm"/>
        </style:tab-stops>
      </style:paragraph-properties>
      <style:text-properties style:font-name="Liberation Sans Narrow" officeooo:rsid="000b745d" officeooo:paragraph-rsid="000cb77d"/>
    </style:style>
    <style:style style:name="P18" style:family="paragraph" style:parent-style-name="Standard">
      <style:paragraph-properties>
        <style:tab-stops>
          <style:tab-stop style:position="6.694cm"/>
        </style:tab-stops>
      </style:paragraph-properties>
      <style:text-properties style:font-name="Liberation Sans Narrow" fo:font-size="14pt" officeooo:rsid="000b745d" officeooo:paragraph-rsid="000cb77d" style:font-size-asian="14pt" style:font-size-complex="14pt"/>
    </style:style>
    <style:style style:name="P19" style:family="paragraph" style:parent-style-name="Standard">
      <style:paragraph-properties>
        <style:tab-stops>
          <style:tab-stop style:position="6.694cm"/>
        </style:tab-stops>
      </style:paragraph-properties>
      <style:text-properties style:font-name="Liberation Sans Narrow" fo:font-size="14pt" officeooo:rsid="000e900b" officeooo:paragraph-rsid="000e900b" style:font-size-asian="14pt" style:font-size-complex="14pt"/>
    </style:style>
    <style:style style:name="P20" style:family="paragraph" style:parent-style-name="Standard">
      <style:paragraph-properties>
        <style:tab-stops>
          <style:tab-stop style:position="6.694cm"/>
        </style:tab-stops>
      </style:paragraph-properties>
      <style:text-properties style:font-name="Liberation Sans Narrow" fo:font-size="14pt" officeooo:rsid="000edf8b" officeooo:paragraph-rsid="000edf8b" style:font-size-asian="14pt" style:font-size-complex="14pt"/>
    </style:style>
    <style:style style:name="P21" style:family="paragraph" style:parent-style-name="Standard">
      <style:text-properties style:font-name="Liberation Sans Narrow" fo:font-size="14pt" officeooo:paragraph-rsid="00062e13" style:font-size-asian="14pt" style:font-size-complex="14pt"/>
    </style:style>
    <style:style style:name="P22" style:family="paragraph" style:parent-style-name="Standard">
      <style:text-properties style:font-name="Liberation Sans Narrow" fo:font-size="14pt" officeooo:paragraph-rsid="000a30ca" style:font-size-asian="14pt" style:font-size-complex="14pt"/>
    </style:style>
    <style:style style:name="P23" style:family="paragraph" style:parent-style-name="Standard">
      <style:text-properties style:font-name="Liberation Sans Narrow" fo:font-size="14pt" officeooo:paragraph-rsid="000b745d" style:font-size-asian="14pt" style:font-size-complex="14pt"/>
    </style:style>
    <style:style style:name="P24" style:family="paragraph" style:parent-style-name="Standard">
      <style:text-properties style:font-name="Liberation Sans Narrow" officeooo:rsid="00112880" officeooo:paragraph-rsid="00112880"/>
    </style:style>
    <style:style style:name="P25" style:family="paragraph" style:parent-style-name="Standard">
      <style:text-properties style:font-name="Liberation Sans Narrow" officeooo:rsid="0012acc9" officeooo:paragraph-rsid="0012acc9"/>
    </style:style>
    <style:style style:name="P26" style:family="paragraph" style:parent-style-name="Standard">
      <style:text-properties style:font-name="Liberation Sans Narrow" officeooo:rsid="0013a355" officeooo:paragraph-rsid="0013a355"/>
    </style:style>
    <style:style style:name="P27" style:family="paragraph" style:parent-style-name="Standard">
      <style:text-properties style:font-name="Liberation Sans Narrow" officeooo:rsid="00151011" officeooo:paragraph-rsid="00151011"/>
    </style:style>
    <style:style style:name="P28" style:family="paragraph" style:parent-style-name="Standard">
      <style:text-properties style:font-name="Liberation Sans Narrow" officeooo:rsid="0002602a" officeooo:paragraph-rsid="0002602a"/>
    </style:style>
    <style:style style:name="T1" style:family="text">
      <style:text-properties officeooo:rsid="00017201"/>
    </style:style>
    <style:style style:name="T2" style:family="text">
      <style:text-properties style:text-position="super 58%" officeooo:rsid="00017201"/>
    </style:style>
    <style:style style:name="T3" style:family="text">
      <style:text-properties officeooo:rsid="00044460"/>
    </style:style>
    <style:style style:name="T4" style:family="text">
      <style:text-properties officeooo:rsid="00062e13"/>
    </style:style>
    <style:style style:name="T5" style:family="text">
      <style:text-properties officeooo:rsid="0006fbb9"/>
    </style:style>
    <style:style style:name="T6" style:family="text">
      <style:text-properties officeooo:rsid="00081650"/>
    </style:style>
    <style:style style:name="T7" style:family="text">
      <style:text-properties officeooo:rsid="000a30ca"/>
    </style:style>
    <style:style style:name="T8" style:family="text">
      <style:text-properties officeooo:rsid="000b745d"/>
    </style:style>
    <style:style style:name="T9" style:family="text">
      <style:text-properties officeooo:rsid="000cb77d"/>
    </style:style>
    <style:style style:name="T10" style:family="text">
      <style:text-properties officeooo:rsid="0010b291"/>
    </style:style>
    <style:style style:name="T11" style:family="text">
      <style:text-properties officeooo:rsid="0013a355"/>
    </style:style>
    <style:style style:name="T12" style:family="text">
      <style:text-properties officeooo:rsid="00151011"/>
    </style:style>
    <style:style style:name="T13" style:family="text">
      <style:text-properties officeooo:rsid="0002602a"/>
    </style:style>
    <style:style style:name="T14" style:family="text">
      <style:text-properties style:font-name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the Programming Project</text:p>
      <text:p text:style-name="P1"/>
      <text:p text:style-name="P1"/>
      <text:p text:style-name="P1">Date:</text:p>
      <text:p text:style-name="P1">Group Members: <text:span text:style-name="T1">Imanol Maraña and Borja Moralejo</text:span></text:p>
      <text:p text:style-name="P1">Subject: <text:span text:style-name="T1">Data Structure and Algorithms</text:span></text:p>
      <text:p text:style-name="P1">Degree: <text:span text:style-name="T1">Computer Science </text:span></text:p>
      <text:p text:style-name="P1">Academic Year: <text:span text:style-name="T1">2</text:span><text:span text:style-name="T2">nd</text:span><text:span text:style-name="T1"> </text:span></text:p>
      <text:p text:style-name="P1">School: <text:span text:style-name="T1">Facultad de Ingeniería Informática UPV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s</text:p>
      <text:p text:style-name="P1">Abstract</text:p>
      <text:p text:style-name="P1">1.Introduction</text:p>
      <text:p text:style-name="P1">2.First version of the Project</text:p>
      <text:p text:style-name="P1"><text:tab/>2.1.Classes design</text:p>
      <text:p text:style-name="P1"><text:tab/>2.2.Description of the data structures used in the project</text:p>
      <text:p text:style-name="P1"><text:tab/>2.3.Design and implementation of the methods</text:p>
      <text:p text:style-name="P3"><text:tab/><text:tab/>2.3.1. method sampletext<text:tab/></text:p>
      <text:p text:style-name="P3"><text:tab/><text:tab/>2.3.2 method sampletext2</text:p>
      <text:p text:style-name="P2">3.Second version of the Project</text:p>
      <text:p text:style-name="P2"/>
      <text:p text:style-name="P2">5.Version number X of the project</text:p>
      <text:p text:style-name="P2">6.Notes of the meetings</text:p>
      <text:p text:style-name="P2">7.Conclusions</text:p>
      <text:p text:style-name="P2"/>
      <text:p text:style-name="P2">Bibliography</text:p>
      <text:p text:style-name="P2">Annexes</text:p>
      <text:p text:style-name="P6">Abstract</text:p>
      <text:p text:style-name="P4"/>
      <text:p text:style-name="P4"/>
      <text:p text:style-name="P4"/>
      <text:p text:style-name="P15">Introduction</text:p>
      <text:p text:style-name="P4"/>
      <text:p text:style-name="P21"><text:span text:style-name="T3">In this project we are going to develop a social network from scratch </text:span><text:span text:style-name="T4">in Java programming language</text:span><text:span text:style-name="T3">. </text:span><text:span text:style-name="T7">We will learn in the process of the making the different data structures types used in real world applications, their advantages and disadvantages. </text:span><text:span text:style-name="T4">The main objectives are in a document marked as milestones and we must fulfill </text:span><text:span text:style-name="T5">the </text:span><text:span text:style-name="T6">specified points </text:span><text:span text:style-name="T7">from them</text:span><text:span text:style-name="T4">. </text:span></text:p>
      <text:p text:style-name="P21"/>
      <text:p text:style-name="P22"><text:span text:style-name="T4">W</text:span><text:span text:style-name="T3">e have to think and design our data structure for the project, </text:span><text:span text:style-name="T7">analyzing and calculating the efficiency and measuring the time that takes to finish their tasks, experimentally or by tilde approximation. After that, we will conclude a resolution a</text:span><text:span text:style-name="T3">nd then rethink and remake our data structure if we find a better design while studying </text:span><text:span text:style-name="T7">or after examining our previous designs</text:span><text:span text:style-name="T3">.</text:span></text:p>
      <text:p text:style-name="P21"/>
      <text:p text:style-name="P21"><text:span text:style-name="T4">In this document we are reporting our project evolution and development choices, </text:span><text:span text:style-name="T7">for example our data structures changes or our algorithms functionality. I</text:span><text:span text:style-name="T4">ndirectly </text:span><text:span text:style-name="T7">we will be</text:span><text:span text:style-name="T4"> reporting our learning process in this subject </text:span><text:span text:style-name="T7">because we are going to explain our different versions of the project</text:span><text:span text:style-name="T4">.</text:span></text:p>
      <text:p text:style-name="P21"/>
      <text:p text:style-name="P23"><text:span text:style-name="T8">The JUnit test cases and UML diagrams are a helping hand explaining our work and the integrated user documentation or guide will help the user know the basic functionality.</text:span></text:p>
      <text:p text:style-name="P7"/>
      <text:p text:style-name="P7"/>
      <text:p text:style-name="P4"/>
      <text:p text:style-name="P4"/>
      <text:p text:style-name="P15">First version of the Project</text:p>
      <text:p text:style-name="P4"/>
      <text:p text:style-name="P18">Our first version only implements the first milestone of the description of the Programming Project and some extra sections. <text:s/><text:span text:style-name="T9">How it implements those parts are explained in the following paragraphs, first we will specify what our program currently does. </text:span></text:p>
      <text:p text:style-name="P18"/>
      <text:p text:style-name="P19">The first milestone is entirely implemented: It has an initial menu that you can use for interacting with the social network. It can load people and their relationships into the social network from a file inside res folder and print the people inside the network into a file.</text:p>
      <text:p text:style-name="P20">The other implemented sections are: You can search people by their attributes <text:span text:style-name="T10">and get the other people that has the same attribute. Also, you can remove a person from the network and clean memory.</text:span></text:p>
      <text:p text:style-name="P17"/>
      <text:p text:style-name="P9"/>
      <text:p text:style-name="P16">Classes design:</text:p>
      <text:p text:style-name="P24">This is a brief description of the classes used in this project. Each class has it’s full documentation in /doc.</text:p>
      <text:p text:style-name="P24"/>
      <text:p text:style-name="P25">The main classes are: <text:span text:style-name="T14">SocialNetwork</text:span>.java and <text:span text:style-name="T14">DataHolder</text:span>.java</text:p>
      <text:p text:style-name="P25"/>
      <text:p text:style-name="P25"><text:span text:style-name="T14">SocialNetwork</text:span> class has the main method and the menu on it.</text:p>
      <text:p text:style-name="P25"><text:soft-page-break/></text:p>
      <text:p text:style-name="P25"><text:span text:style-name="T14">DataHolder</text:span> class as the names indicates, it has the data of the social network.</text:p>
      <text:p text:style-name="P25"/>
      <text:p text:style-name="P25"><text:span text:style-name="T14">Person</text:span> class has the attributes inside and it is the object that has to be stored.</text:p>
      <text:p text:style-name="P25"/>
      <text:p text:style-name="P26">Inside the package <text:span text:style-name="T14">adt</text:span> we have all the abstract data types that we are using in the project.</text:p>
      <text:p text:style-name="P26"/>
      <text:p text:style-name="P26">Inside <text:span text:style-name="T14">abstractDataTypesImplemented</text:span> we have all the classes that are implememting the ADTs.</text:p>
      <text:p text:style-name="P25"/>
      <text:p text:style-name="P26">Inside <text:span text:style-name="T14">exceptions</text:span> package we have… exceptions classes.</text:p>
      <text:p text:style-name="P12"/>
      <text:p text:style-name="P12"/>
      <text:p text:style-name="P11"/>
      <text:p text:style-name="P11"/>
      <text:p text:style-name="P5"/>
      <text:p text:style-name="P14">Description of the data structures used in the proje<text:span text:style-name="T11">c</text:span>t:</text:p>
      <text:p text:style-name="P12"/>
      <text:p text:style-name="P26">We have two main types. <text:span text:style-name="T12">Data structures for the attributes and data structures for the relationships.</text:span></text:p>
      <text:p text:style-name="P27">For the attributes: borja</text:p>
      <text:p text:style-name="P27">For the relationships: imoke</text:p>
      <text:p text:style-name="P27"/>
      <text:p text:style-name="P28"/>
      <text:p text:style-name="P28"/>
      <text:p text:style-name="P28">Design and implementation of the methods</text:p>
      <text:p text:style-name="P28"/>
      <text:p text:style-name="P27">ya lo hare otro dia.</text:p>
      <text:p text:style-name="P5"/>
      <text:p text:style-name="P5"/>
      <text:p text:style-name="P5"/>
      <text:p text:style-name="P5"/>
      <text:p text:style-name="P5"/>
      <text:p text:style-name="P5"/>
      <text:p text:style-name="P16">Second(or final) version of the project</text:p>
      <text:p text:style-name="P5"/>
      <text:p text:style-name="P16">Notes of the meetings</text:p>
      <text:p text:style-name="P27">Primera semana y ya hablamos de la data structure</text:p>
      <text:p text:style-name="P27">segunda semana y hablamos de como repartir el trabajo</text:p>
      <text:p text:style-name="P27">tercera semana y hablamos de cuando hay que entregarlo y <text:span text:style-name="T13">Imoke has no time for the group project</text:span></text:p>
      <text:p text:style-name="P27"/>
      <text:p text:style-name="P28"/>
      <text:p text:style-name="P16">Conclusions</text:p>
      <text:p text:style-name="P13">concluim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06T22:28:05.769000000</dc:date>
    <meta:editing-duration>PT2H7M35S</meta:editing-duration>
    <meta:editing-cycles>3</meta:editing-cycles>
    <meta:document-statistic meta:table-count="0" meta:image-count="0" meta:object-count="0" meta:page-count="4" meta:paragraph-count="54" meta:word-count="602" meta:character-count="3748" meta:non-whitespace-character-count="3187"/>
  </office:meta>
</office:document-meta>
</file>